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ligraffitti" svg:font-family="Calligraffitt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ligraffitti1" svg:font-family="Calligraffitt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6" style:family="paragraph" style:parent-style-name="Heading_20_2">
      <style:paragraph-properties fo:break-before="auto" fo:break-after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color="#0000ff" fo:font-size="23pt" fo:font-style="italic" fo:font-weight="bold" style:font-size-asian="23pt" style:font-style-asian="italic" style:font-weight-asian="bold" style:font-size-complex="23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color="#00ff00"/>
    </style:style>
    <style:style style:name="T8" style:family="text">
      <style:text-properties style:font-name="Calligraffitti" fo:font-size="22pt" style:font-name-asian="Calligraffitti1" style:font-size-asian="22pt" style:font-name-complex="Calligraffitti1" style:font-size-complex="22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f8lve56ki2yx"/><text:span text:style-name="T1">Hello </text:span><text:span text:style-name="T2">world</text:span></text:p>
      <text:p text:style-name="P1">I am writing <text:span text:style-name="T3">HTML</text:span></text:p>
      <text:p text:style-name="Standard">This</text:p>
      <text:p text:style-name="P2">is</text:p>
      <text:p text:style-name="P2">fun</text:p>
      <text:p text:style-name="P1">Here is a <text:a xlink:type="simple" xlink:href="https://cdpn.io/brentonstrine/fullpage/refcode.org" text:style-name="ListLabel_20_19" text:visited-style-name="ListLabel_20_19"><text:span text:style-name="T4">link</text:span></text:a>.</text:p>
      <text:p text:style-name="P2"/>
      <text:p text:style-name="P2">This is a simple sentence.</text:p>
      <text:p text:style-name="P2">This has <text:span text:style-name="T5">bold</text:span>.</text:p>
      <text:p text:style-name="P2">This has <text:span text:style-name="T6">italic</text:span>.</text:p>
      <text:p text:style-name="P2"><text:span text:style-name="T7">This is green.</text:span></text:p>
      <text:p text:style-name="P6"><text:bookmark text:name="_5h92262t750l"/><text:span text:style-name="T8">This is a heading. </text:span></text:p>
      <text:p text:style-name="P2">Animals in no particular order:</text:p>
      <text:list xml:id="list477735423" text:style-name="WWNum1">
        <text:list-item>
          <text:p text:style-name="P3">Zebra</text:p>
        </text:list-item>
        <text:list-item>
          <text:p text:style-name="P3">Elephant</text:p>
        </text:list-item>
        <text:list-item>
          <text:p text:style-name="P3">Giraffe</text:p>
        </text:list-item>
        <text:list-item>
          <text:p text:style-name="P3">Rhino</text:p>
        </text:list-item>
      </text:list>
      <text:p text:style-name="P2"/>
      <text:p text:style-name="P2">Animals ordered by size:</text:p>
      <text:list xml:id="list3374784658" text:style-name="WWNum2">
        <text:list-item>
          <text:p text:style-name="P4">Bug</text:p>
        </text:list-item>
        <text:list-item>
          <text:p text:style-name="P4">Snake</text:p>
        </text:list-item>
        <text:list-item>
          <text:p text:style-name="P4">Small Dinosaur</text:p>
        </text:list-item>
        <text:list-item>
          <text:p text:style-name="P4">Dog</text:p>
        </text:list-item>
        <text:list-item>
          <text:p text:style-name="P4">Big Hog</text:p>
        </text:list-item>
        <text:list-item>
          <text:p text:style-name="P4">Horse</text:p>
        </text:list-item>
        <text:list-item>
          <text:p text:style-name="P4"><text:soft-page-break/>Big Dinosaur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ligraffitti" svg:font-family="Calligraffitt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ligraffitti1" svg:font-family="Calligraffitt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65" meta:character-count="288" meta:non-whitespace-character-count="257"/>
    <meta:generator>LibreOfficeDev/6.0.5.2$Linux_X86_64 LibreOffice_project/</meta:generator>
  </office:meta>
</office:document-meta>
</file>